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02615798333506348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39029562559132586"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241934425554525816"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815273789149989662"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507449146256101180"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46298321387716932"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62318768883347184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112490499856352978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3406523" text:continue-list="list462318768883347184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07951071182609342"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37439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40473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397680"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395016"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396468"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 minutes on our elliptical. Average heart rate 108 bpm</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2"/>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2"/>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720070689036752564"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5T13:16:41.19</dc:date>
    <dc:creator>James Lombardi</dc:creator>
    <meta:editing-duration>P8DT14H22M33S</meta:editing-duration>
    <meta:editing-cycles>739</meta:editing-cycles>
    <meta:generator>OpenOffice/4.1.2$Win32 OpenOffice.org_project/412m3$Build-9782</meta:generator>
    <meta:document-statistic meta:table-count="0" meta:image-count="1" meta:object-count="0" meta:page-count="81" meta:paragraph-count="2271" meta:word-count="25676" meta:character-count="130758"/>
  </office:meta>
</office:document-meta>
</file>